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e78d" officeooo:paragraph-rsid="00182ac1"/>
    </style:style>
    <style:style style:name="P2" style:family="paragraph" style:parent-style-name="Standard">
      <style:paragraph-properties fo:text-align="start" style:justify-single-word="false"/>
      <style:text-properties officeooo:paragraph-rsid="00134400"/>
    </style:style>
    <style:style style:name="P3" style:family="paragraph" style:parent-style-name="Standard">
      <style:paragraph-properties fo:text-align="start" style:justify-single-word="false"/>
      <style:text-properties officeooo:paragraph-rsid="00150017"/>
    </style:style>
    <style:style style:name="P4" style:family="paragraph" style:parent-style-name="Standard">
      <style:paragraph-properties fo:text-align="start" style:justify-single-word="false"/>
      <style:text-properties officeooo:paragraph-rsid="001653f5"/>
    </style:style>
    <style:style style:name="P5" style:family="paragraph" style:parent-style-name="Standard">
      <style:paragraph-properties fo:text-align="start" style:justify-single-word="false"/>
      <style:text-properties officeooo:paragraph-rsid="00182ac1"/>
    </style:style>
    <style:style style:name="P6" style:family="paragraph" style:parent-style-name="Standard">
      <style:paragraph-properties fo:text-align="start" style:justify-single-word="false"/>
      <style:text-properties officeooo:paragraph-rsid="001d1eab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2e78d" officeooo:paragraph-rsid="0012e78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5001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653f5" officeooo:paragraph-rsid="001653f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53f5" officeooo:paragraph-rsid="00182ac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82ac1" officeooo:paragraph-rsid="00182ac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82ac1" officeooo:paragraph-rsid="001d1ea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50017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1d1eab"/>
    </style:style>
    <style:style style:name="T1" style:family="text">
      <style:text-properties fo:font-size="12pt" fo:font-weight="normal" officeooo:rsid="0012e78d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440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3440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2e78d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50017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653f5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82ac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d1eab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02124" style:font-name="Liberation Serif" fo:font-size="12pt" fo:letter-spacing="normal" fo:language="en" fo:country="US" fo:font-style="normal" fo:font-weight="bold" officeooo:rsid="00150017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202124" style:font-name="Liberation Serif" fo:font-size="12pt" fo:letter-spacing="normal" fo:language="en" fo:country="US" fo:font-style="normal" style:font-size-asian="10.5pt" style:font-size-complex="12pt"/>
    </style:style>
    <style:style style:name="T12" style:family="text">
      <style:text-properties fo:font-variant="normal" fo:text-transform="none" fo:color="#202124" style:font-name="Liberation Serif" fo:font-size="12pt" fo:letter-spacing="normal" fo:language="en" fo:country="US" fo:font-style="normal" officeooo:rsid="00150017" style:font-size-asian="10.5pt" style:font-size-complex="12pt"/>
    </style:style>
    <style:style style:name="T13" style:family="text">
      <style:text-properties fo:font-variant="normal" fo:text-transform="none" fo:color="#202124" style:font-name="Liberation Serif" fo:font-size="12pt" fo:letter-spacing="normal" fo:language="en" fo:country="US" fo:font-style="normal" officeooo:rsid="00182ac1" style:font-size-asian="10.5pt" style:font-size-complex="12pt"/>
    </style:style>
    <style:style style:name="T14" style:family="text">
      <style:text-properties fo:font-variant="normal" fo:text-transform="none" fo:color="#202124" style:font-name="Liberation Serif" fo:font-size="12pt" fo:letter-spacing="normal" fo:language="en" fo:country="US" fo:font-style="normal" officeooo:rsid="00150017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Liberation Serif" fo:font-size="12pt" fo:letter-spacing="normal" fo:language="en" fo:country="US" fo:font-style="normal" officeooo:rsid="00182ac1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202124" style:font-name="Liberation Serif" fo:font-size="14pt" fo:letter-spacing="normal" fo:language="en" fo:country="US" fo:font-style="normal" fo:font-weight="bold" officeooo:rsid="00134400" style:font-size-asian="14pt" style:font-weight-asian="bold" style:font-size-complex="14pt" style:font-weight-complex="bold"/>
    </style:style>
    <style:style style:name="T17" style:family="text">
      <style:text-properties fo:font-weight="bold" officeooo:rsid="00182ac1" style:font-weight-asian="bold" style:font-weight-complex="bold"/>
    </style:style>
    <style:style style:name="T18" style:family="text">
      <style:text-properties officeooo:rsid="00182ac1"/>
    </style:style>
    <style:style style:name="T19" style:family="text">
      <style:text-properties officeooo:rsid="001d1e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embly Postfix Expression Evaluater </text:p>
      <text:p text:style-name="P2"><text:span text:style-name="T1"><text:tab/>The program takes hexadecimal expressions as input, evaluates expression and prints the result. Input </text:span><text:span text:style-name="T2">must be valid expression and</text:span><text:span text:style-name="T1"> consists of terms that is seperated by a blank character</text:span><text:span text:style-name="T2"> </text:span><text:span text:style-name="T1">. </text:span><text:span text:style-name="T2">Also, </text:span><text:span text:style-name="T1">terms </text:span><text:span text:style-name="T2">and results of all subexpressions</text:span><text:span text:style-name="T1"> can be maximum 16 bit values. </text:span><text:span text:style-name="T2">The program supports </text:span><text:bookmark text:name="tw-target-text"/><text:span text:style-name="T4">the following operations addition, multiplication, integer division, bitwise xor, bitwise or, and bitwise and.</text:span></text:p>
      <text:p text:style-name="P2"><text:span text:style-name="T4"/></text:p>
      <text:p text:style-name="P2"><text:span text:style-name="T4"/></text:p>
      <text:p text:style-name="P2"><text:span text:style-name="T16">Implementation</text:span></text:p>
      <text:p text:style-name="P3"><text:span text:style-name="T5"><text:tab/></text:span><text:span text:style-name="T6">There are 22 labels in the program. The program jump the start label firstly.</text:span></text:p>
      <text:p text:style-name="P3"><text:span text:style-name="T6"/></text:p>
      <text:p text:style-name="P8"><text:span text:style-name="T12">1-start:</text:span></text:p>
      <text:p text:style-name="P8"><text:span text:style-name="T12"><text:tab/></text:span><text:span text:style-name="T6">Sets cx and bl to 0 and jumps the read_input label.</text:span></text:p>
      <text:p text:style-name="P13"><text:span text:style-name="T14"/></text:p>
      <text:p text:style-name="P13"><text:span text:style-name="T14">2-read_input:</text:span></text:p>
      <text:p text:style-name="P4"><text:span text:style-name="T10"><text:tab/></text:span><text:span text:style-name="T6">Reads the first </text:span><text:span text:style-name="T7">character of input, and checks if it is a whitspace, enter or a operation sign. If the character is one of the above, then jumps the corresponding label, else it is a number. If the ascii value of the character is bigger than ascii number of “9” then jumps the sub</text:span><text:span text:style-name="T8">s</text:span><text:span text:style-name="T7">tract_zero label, else jumps to sub</text:span><text:span text:style-name="T8">s</text:span><text:span text:style-name="T7">tract_a label.</text:span></text:p>
      <text:p text:style-name="P4"><text:span text:style-name="T7"/></text:p>
      <text:p text:style-name="P9"><text:span text:style-name="T11">3-read_input_second: </text:span></text:p>
      <text:p text:style-name="P10"><text:span text:style-name="T11"><text:tab/></text:span><text:span text:style-name="T8">Shifts cx 1 bit and add temp value to cx. Then jumps read_input label.</text:span></text:p>
      <text:p text:style-name="P10"><text:span text:style-name="T13"/></text:p>
      <text:p text:style-name="P10"><text:span text:style-name="T13">4-add_them: <text:s/></text:span></text:p>
      <text:p text:style-name="P14"><text:span text:style-name="T15"><text:tab/></text:span><text:span text:style-name="T8">Takes last 2 element of the stack and add them then push </text:span><text:span text:style-name="T9">result </text:span><text:span text:style-name="T8">to stack. After that jumps to read_input label.</text:span></text:p>
      <text:p text:style-name="P10"><text:span text:style-name="T13"/></text:p>
      <text:p text:style-name="P10"><text:span text:style-name="T13">5-mult_them:</text:span></text:p>
      <text:p text:style-name="P6"><text:span text:style-name="T10"><text:tab/> </text:span><text:span text:style-name="T8">Takes last 2 element of the stack and multiply them then push </text:span><text:span text:style-name="T9">result </text:span><text:span text:style-name="T8">to stack. After that jumps to read_input label.</text:span></text:p>
      <text:p text:style-name="P1"/>
      <text:p text:style-name="P11">6-div_them:</text:p>
      <text:p text:style-name="P6"><text:span text:style-name="T17"><text:tab/></text:span><text:span text:style-name="T10"> </text:span><text:span text:style-name="T8">Takes last 2 element of the stack and make integer division then push </text:span><text:span text:style-name="T9">result </text:span><text:span text:style-name="T8">to stack. After that jumps to read_input label.</text:span></text:p>
      <text:p text:style-name="P5"><text:span text:style-name="T8"/></text:p>
      <text:p text:style-name="P11"><text:span text:style-name="T11">7-bitwise_xor:</text:span></text:p>
      <text:p text:style-name="P6"><text:span text:style-name="T8"><text:tab/>Takes last 2 element of the stack and make </text:span><text:span text:style-name="T9">bitwise xor</text:span><text:span text:style-name="T8"> then push </text:span><text:span text:style-name="T9">result </text:span><text:span text:style-name="T8">to stack. After that jumps to read_input label.</text:span></text:p>
      <text:p text:style-name="P11"><text:span text:style-name="T11"/></text:p>
      <text:p text:style-name="P11"><text:span text:style-name="T11">8-bitwise_or:</text:span></text:p>
      <text:p text:style-name="P12"><text:span text:style-name="T11"><text:tab/></text:span><text:span text:style-name="T3">Takes last 2 element of the stack and make </text:span><text:span text:style-name="T9">bitwise xor</text:span><text:span text:style-name="T3"> then push </text:span><text:span text:style-name="T9">result </text:span><text:span text:style-name="T3">to stack. After that jumps to read_input label.</text:span></text:p>
      <text:p text:style-name="P11"><text:span text:style-name="T3"/></text:p>
      <text:p text:style-name="P11"><text:span text:style-name="T11">9-bitwise_and:</text:span></text:p>
      <text:p text:style-name="P12"><text:span text:style-name="T11"><text:tab/></text:span><text:span text:style-name="T3">Takes last 2 element of the stack and make </text:span><text:span text:style-name="T9">bitwise xor</text:span><text:span text:style-name="T3"> then push </text:span><text:span text:style-name="T9">result </text:span><text:span text:style-name="T3">to stack. After that jumps to read_input lab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7:31:46.362254410</meta:creation-date>
    <dc:date>2022-05-12T18:24:38.976480096</dc:date>
    <meta:editing-duration>PT1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03" meta:character-count="1818" meta:non-whitespace-character-count="1520"/>
  </office:meta>
</office:document-meta>
</file>